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aea79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measure">
      <style:graphic-properties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1cm" svg:height="8.8cm" svg:x="3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.4cm" svg:x="10.1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0.6cm" svg:x="4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cm" svg:height="0.5cm" svg:x="6.6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2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6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8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4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3.6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8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7.2cm" svg:y="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0.3cm" svg:x="3.5cm" svg:y="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2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6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4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8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4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3.6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8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7.2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0.3cm" svg:x="3.5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2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6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4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8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4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3.6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8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7.2cm" svg:y="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0.3cm" svg:x="3.5cm" svg:y="8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2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6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4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8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4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3.6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8cm" svg:y="8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7.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0.3cm" svg:x="3.5cm" svg:y="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2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6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8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4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3.6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8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7.2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0.3cm" svg:x="3.5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2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6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4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8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4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3.6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8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7.2cm" svg:y="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0.3cm" svg:x="3.5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2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5.6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4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.8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4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3.6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4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6.8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cm" svg:height="0.3cm" svg:x="7.2cm" svg:y="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0.3cm" svg:x="3.5cm" svg:y="4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2.9cm" svg:x2="7.9cm" svg:y2="2.9cm">
          <text:p text:style-name="P1"><text:span text:style-name="T1">Tür</text:span></text:p>
          <text:p text:style-name="P1"><text:span text:style-name="T1"/></text:p>
        </draw:line>
        <draw:line draw:style-name="gr6" draw:text-style-name="P1" draw:layer="layout" svg:x1="8.1cm" svg:y1="10.5cm" svg:x2="8.1cm" svg:y2="11.5cm">
          <text:p/>
        </draw:line>
        <draw:line draw:style-name="gr5" draw:text-style-name="P2" draw:layer="layout" svg:x1="8.1cm" svg:y1="10.5cm" svg:x2="8.1cm" svg:y2="11.5cm">
          <text:p text:style-name="P1"><text:span text:style-name="T1">Tür</text:span></text:p>
          <text:p text:style-name="P1"><text:span text:style-name="T1"/></text:p>
        </draw:line>
        <draw:line draw:style-name="gr5" draw:text-style-name="P1" draw:layer="layout" svg:x1="3cm" svg:y1="10.5cm" svg:x2="3cm" svg:y2="11.5cm">
          <text:p text:style-name="P1"><text:span text:style-name="T1">Tür</text:span></text:p>
          <text:p text:style-name="P1"><text:span text:style-name="T1"/></text:p>
        </draw:line>
        <draw:line draw:style-name="gr7" draw:text-style-name="P1" draw:layer="layout" svg:x1="6.9cm" svg:y1="10.4cm" svg:x2="7.1cm" svg:y2="10.5cm">
          <text:p/>
        </draw:line>
        <draw:line draw:style-name="gr7" draw:text-style-name="P1" draw:layer="layout" svg:x1="6.9cm" svg:y1="10.5cm" svg:x2="7.1cm" svg:y2="10.4cm">
          <text:p/>
        </draw:line>
        <draw:line draw:style-name="gr7" draw:text-style-name="P1" draw:layer="layout" svg:x1="10.2cm" svg:y1="3.1cm" svg:x2="10.4cm" svg:y2="3.2cm">
          <text:p/>
        </draw:line>
        <draw:line draw:style-name="gr7" draw:text-style-name="P1" draw:layer="layout" svg:x1="10.2cm" svg:y1="3.2cm" svg:x2="10.4cm" svg:y2="3.1cm">
          <text:p/>
        </draw:line>
        <draw:measure draw:style-name="gr8" draw:text-style-name="P1" draw:layer="measurelines" svg:x1="3cm" svg:y1="13.1cm" svg:x2="8.1cm" svg:y2="13.1cm">
          <text:p text:style-name="P3">10,2m</text:p>
        </draw:measure>
        <draw:measure draw:style-name="gr8" draw:text-style-name="P1" draw:layer="measurelines" svg:x1="1.9cm" svg:y1="2.9cm" svg:x2="1.9cm" svg:y2="11.7cm">
          <text:p text:style-name="P3">16m</text:p>
        </draw:measure>
        <draw:line draw:style-name="gr9" draw:text-style-name="P1" draw:layer="layout" svg:x1="10.1cm" svg:y1="7.8cm" svg:x2="11.5cm" svg:y2="7.8cm">
          <text:p/>
        </draw:line>
        <draw:line draw:style-name="gr9" draw:text-style-name="P1" draw:layer="layout" svg:x1="11.5cm" svg:y1="7.8cm" svg:x2="15.5cm" svg:y2="9.8cm">
          <text:p/>
        </draw:line>
        <draw:measure draw:style-name="gr8" draw:text-style-name="P1" draw:layer="measurelines" svg:x1="15.5cm" svg:y1="11.3cm" svg:x2="17.6cm" svg:y2="11.3cm">
          <text:p text:style-name="P3">7,4m</text:p>
        </draw:measure>
        <draw:measure draw:style-name="gr8" draw:text-style-name="P1" draw:layer="measurelines" svg:x1="18.3cm" svg:y1="5.4cm" svg:x2="18.3cm" svg:y2="9.8cm">
          <text:p text:style-name="P3">4,1m</text:p>
        </draw:measure>
        <draw:measure draw:style-name="gr8" draw:text-style-name="P1" draw:layer="measurelines" svg:x1="11.5cm" svg:y1="7.8cm" svg:x2="11.5cm" svg:y2="5.4cm">
          <text:p text:style-name="P3">2,8m</text:p>
        </draw:measure>
        <draw:measure draw:style-name="gr8" draw:text-style-name="P1" draw:layer="measurelines" svg:x1="10.1cm" svg:y1="12.4cm" svg:x2="17.6cm" svg:y2="12.4cm">
          <text:p text:style-name="P3">16m</text:p>
        </draw:measure>
        <draw:custom-shape draw:style-name="gr3" draw:text-style-name="P1" draw:layer="layout" svg:width="0.6cm" svg:height="0.7cm" svg:x="16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6.7cm" svg:y1="8.9cm" svg:x2="16.9cm" svg:y2="9cm">
          <text:p/>
        </draw:line>
        <draw:line draw:style-name="gr7" draw:text-style-name="P1" draw:layer="layout" svg:x1="16.7cm" svg:y1="9cm" svg:x2="16.9cm" svg:y2="8.9cm">
          <text:p/>
        </draw:line>
        <draw:custom-shape draw:style-name="gr10" draw:text-style-name="P1" draw:layer="layout" svg:width="0.2cm" svg:height="0.2cm" svg:x="3.9cm" svg:y="4.6cm">
          <text:p text:style-name="P1"><text:s text:c="2"/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8" draw:text-style-name="P1" draw:layer="measurelines" svg:x1="3.3cm" svg:y1="4.7cm" svg:x2="3.3cm" svg:y2="2.9cm">
          <text:p text:style-name="P3">3,2m</text:p>
        </draw:measure>
        <draw:measure draw:style-name="gr8" draw:text-style-name="P1" draw:layer="measurelines" svg:x1="4cm" svg:y1="2.9cm" svg:x2="3cm" svg:y2="2.9cm">
          <text:p text:style-name="P3"><text:measure text:kind="gap"/>1,7m</text:p>
        </draw:measure>
        <draw:custom-shape draw:style-name="gr10" draw:text-style-name="P1" draw:layer="layout" svg:width="0.2cm" svg:height="0.2cm" svg:x="5.1cm" svg:y="6.4cm">
          <text:p text:style-name="P1"><text:s text:c="2"/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8" draw:text-style-name="P1" draw:layer="measurelines" svg:x1="7.2cm" svg:y1="6.5cm" svg:x2="7.2cm" svg:y2="11.7cm">
          <text:p text:style-name="P3">8,4m</text:p>
        </draw:measure>
        <draw:measure draw:style-name="gr8" draw:text-style-name="P1" draw:layer="measurelines" svg:x1="5.2cm" svg:y1="4.4cm" svg:x2="8.1cm" svg:y2="4.4cm">
          <text:p text:style-name="P3">5,6m</text:p>
        </draw:measure>
        <draw:custom-shape draw:style-name="gr10" draw:text-style-name="P1" draw:layer="layout" svg:width="0.2cm" svg:height="0.2cm" svg:x="13.4cm" svg:y="8.2cm">
          <text:p text:style-name="P1"><text:s text:c="2"/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cm" svg:height="0.2cm" svg:x="12cm" svg:y="7.5cm">
          <text:p text:style-name="P1"><text:s text:c="2"/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8" draw:text-style-name="P1" draw:layer="measurelines" svg:x1="11.8cm" svg:y1="7.6cm" svg:x2="11.8cm" svg:y2="8.1cm">
          <text:p text:style-name="P3">1,2m</text:p>
        </draw:measure>
        <draw:measure draw:style-name="gr8" draw:text-style-name="P1" draw:layer="layout" svg:x1="13.2cm" svg:y1="8.301cm" svg:x2="13.2cm" svg:y2="8.801cm">
          <text:p text:style-name="P3">1,2m</text:p>
        </draw:measure>
        <draw:custom-shape draw:style-name="gr10" draw:text-style-name="P1" draw:layer="layout" svg:width="0.2cm" svg:height="0.2cm" svg:x="10.2cm" svg:y="3.7cm">
          <text:p text:style-name="P1"><text:s text:c="3"/><text:span text:style-name="T2">1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3cm" svg:height="0.729cm" svg:x="10.8cm" svg:y="2.8cm">
          <draw:text-box>
            <text:p text:style-name="P4"><text:span text:style-name="T3">Impulsquelle</text:span></text:p>
          </draw:text-box>
        </draw:frame>
        <draw:frame draw:style-name="gr11" draw:text-style-name="P4" draw:layer="layout" svg:width="4.1cm" svg:height="0.729cm" svg:x="10.8cm" svg:y="3.5cm">
          <draw:text-box>
            <text:p text:style-name="P4"><text:span text:style-name="T3">Mikrofonposition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Hörmer</meta:initial-creator>
    <meta:creation-date>2015-04-29T12:54:08.064348991</meta:creation-date>
    <dc:date>2015-04-29T21:43:09.572518313</dc:date>
    <dc:creator>Andreas Hörmer</dc:creator>
    <meta:editing-duration>PT8H37M39S</meta:editing-duration>
    <meta:editing-cycles>8</meta:editing-cycles>
    <meta:generator>LibreOffice/4.2.8.2$Linux_X86_64 LibreOffice_project/420m0$Build-2</meta:generator>
    <meta:document-statistic meta:object-count="113"/>
  </office:meta>
</office:document-meta>
</file>